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54df9f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e4491d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124f5c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919f8d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54df9f"/>
        <table:table-column table:style-name="co1" table:default-cell-style-name="ae4491d"/>
        <table:table-column table:style-name="co1" table:number-columns-repeated="3" table:default-cell-style-name="ce2"/>
        <table:table-column table:style-name="co1" table:default-cell-style-name="a919f8d"/>
        <table:table-column table:style-name="co1" table:number-columns-repeated="2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4" table:number-rows-spanned="1">
            <text:p>VERBAS INDENIZATÓRIAS</text:p>
          </table:table-cell>
          <table:covered-table-cell table:number-columns-repeated="3"/>
          <table:table-cell office:value-type="string" calcext:value-type="string" table:number-columns-spanned="3" table:number-rows-spanned="1">
            <text:p>OUTRAS REMUNERAÇÕES RETROATIVAS/TEMPORÁRIAS</text:p>
          </table:table-cell>
          <table:covered-table-cell table:number-columns-repeated="2"/>
        </table:table-row>
        <table:table-row table:style-name="ro2">
          <table:covered-table-cell table:number-columns-repeated="4" table:style-name="ce2"/>
          <table:table-cell table:style-name="a124f5c" office:value-type="string" calcext:value-type="string">
            <text:p>AUXÍLIO-ADOÇÃO</text:p>
          </table:table-cell>
          <table:table-cell table:style-name="a124f5c" office:value-type="string" calcext:value-type="string">
            <text:p>AUXÍLIO-SAÚDE</text:p>
          </table:table-cell>
          <table:table-cell table:style-name="a124f5c" office:value-type="string" calcext:value-type="string">
            <text:p>INDENIZAÇÃO DE FÉRIAS NÃO USUFRUÍDAS</text:p>
          </table:table-cell>
          <table:table-cell table:style-name="a124f5c" office:value-type="string" calcext:value-type="string">
            <text:p>INDENIZAÇÃO DE LICENÇA ESPECIAL/PRÊMIO NÃO USUFRUÍDA</text:p>
          </table:table-cell>
          <table:table-cell table:style-name="a124f5c" office:value-type="string" calcext:value-type="string">
            <text:p>AUXÍLIO-LOCOMOÇÃO</text:p>
          </table:table-cell>
          <table:table-cell table:style-name="a124f5c" office:value-type="string" calcext:value-type="string">
            <text:p>AUXÍLIO-SAÚDE</text:p>
          </table:table-cell>
          <table:table-cell table:style-name="a124f5c" office:value-type="string" calcext:value-type="string">
            <text:p>DIFERENÇAS DE AUXÍLIOS</text:p>
          </table:table-cell>
        </table:table-row>
        <table:table-row table:style-name="ro1">
          <table:table-cell table:style-name="ce2" office:value-type="string" calcext:value-type="string">
            <text:p>00198219</text:p>
          </table:table-cell>
          <table:table-cell table:style-name="ce2" office:value-type="string" calcext:value-type="string">
            <text:p>ANA CHRISTINA ARAGÃO COSTA</text:p>
          </table:table-cell>
          <table:table-cell table:style-name="ce2" office:value-type="string" calcext:value-type="string">
            <text:p>ANALISTA DO MP - ÁREA: ADMINISTRATIVA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R$ 0,00</text:p>
          </table:table-cell>
          <table:table-cell office:value-type="string" calcext:value-type="string">
            <text:p>R$ 1.100,00 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9.975,83 </text:p>
          </table:table-cell>
          <table:table-cell table:style-name="ce2" office:value-type="string" calcext:value-type="string">
            <text:p>R$ 0,00</text:p>
          </table:table-cell>
          <table:table-cell table:number-columns-repeated="2" office:value-type="string" calcext:value-type="string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11-30T01:02:54</meta:creation-date>
    <dc:date>2021-02-04T13:35:22.283317663</dc:date>
    <meta:editing-cycles>2</meta:editing-cycles>
    <meta:editing-duration>PT1M39S</meta:editing-duration>
    <meta:document-statistic meta:table-count="1" meta:cell-count="24" meta:object-count="0"/>
  </office:meta>
</office:document-meta>
</file>